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Arial"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2pt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color="#000000" style:font-name="Arial" fo:font-size="12pt" style:font-size-asian="10.5pt" style:font-size-complex="12pt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fo:color="#000000" style:font-name="Arial" fo:font-size="12pt" style:font-size-asian="10.5pt" style:font-size-complex="12pt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fo:color="#000000" style:font-name="Arial" fo:font-size="12pt" style:font-size-asian="10.5pt" style:font-size-complex="12pt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fo:color="#000000" style:font-name="Arial" fo:font-size="12pt" style:font-size-asian="10.5pt" style:font-size-complex="12pt"/>
    </style:style>
    <style:style style:name="T1" style:family="text">
      <style:text-properties style:font-name="Arial1" fo:font-weight="bold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Arial1" fo:font-size="12pt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fo:font-variant="normal" fo:text-transform="none" style:font-name="Arial1" fo:font-style="norma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specialistas apresentam alternativas livres para o design durante o fisl13</text:p>
      <text:p text:style-name="P2"/>
      <text:p text:style-name="P5"><text:span text:style-name="Strong_20_Emphasis"><text:span text:style-name="T1">A palestra fez parte do último dia de atividades do 13º Fórum Internacional Software Livre (fisl13), que está sendo realizado no Centro de Eventos da PUCRS, em Porto Alegre.</text:span></text:span></text:p>
      <text:p text:style-name="P5"><text:span text:style-name="Strong_20_Emphasis"><text:span text:style-name="T1"/></text:span></text:p>
      <text:p text:style-name="P7"><text:span text:style-name="Strong_20_Emphasis"><text:span text:style-name="T2">Ferramentas sem custo, leves, rápidas e com diversas funções de criação para a área de design estão disponíveis no mercado com código aberto e prontas para serem aprimoradas ainda mais. Diante dessa conjuntura, especialistas apresentaram as principais alternativas </text:span></text:span><text:span text:style-name="Strong_20_Emphasis"><text:span text:style-name="T3">open source</text:span></text:span><text:span text:style-name="Strong_20_Emphasis"><text:span text:style-name="T2"> do mercado durante a tarde do último dia de atividades do 13º Fórum Internacional Software Livre (fisl13), que está acontecendo no Centro de Eventos da PUCRS, em Porto Alegre.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Os softwares GIMP, Inkscape, Scribus e Blender, conhecidos por servirem, respectivamente, para edição de imagens, criação de vetoriais, publicações e edição de vídeos, foram apresentados como grandes soluções livres para a área de design e criação. Descritos como de mesmo nível ou até mesmo superiores a softwares proprietários, os programas estão inseridos em uma “luta” da arte gráfica. “Infelizmente não se vê no mercado cursos de edição de imagens e sim cursos de Photoshop. Desta forma, o ensino fica baseado em ferramentas e não em conceitos, criando um vício de interface”, afirmou o designer Edu Agni.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Ao falar do GIMP, o artista gráfico Luciano Lourenço também lamentou a questão, destacando a diferença no aprendizado. “O GIMP, por exemplo, é uma ferramenta de rápido aprendizado para aqueles que não tiveram antes o contato com programas proprietários como o Photoshop. No entanto, essa cultura de priorização das ferramentas em vez dos conceitos, faz com que muitos usuários de softwares fechados tenham dificuldade no momento de migração para a plataforma livre”, argumentou. Para ele é preciso levantar a questão sobre o que é mais importante: a ferramenta - o software - ou designer.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Desenvolvedor do Inkscape, Aurelio Heckert comparou o programa com as versões proprietárias voltadas para a edição vetorial. “Posso afirmar com segurança que o Inkscape é mais produtivo que o Corel Draw e o Ilustrator. A maior prova disso é que o guia da programação do fisl13, desenvolvido em cima do Scribus e do Inkscape, foi elogiado pelos participantes do evento”, salientou. Lourenço corroborou com o discurso do colega de apresentação e falou sobre a necessidade de aperfeiçoamento das ferramentas livres. “Não estamos aqui só para formar designers, mas também desenvolvedores. A participação dos usuários em programas de código aberto é essencial para podermos melhorá-los e disseminá-los ainda mais”, concluiu.</text:span></text:span></text:p>
      <text:p text:style-name="P7"><text:span text:style-name="Strong_20_Emphasis"><text:span text:style-name="T2"/></text:span></text:p>
      <text:p text:style-name="P3"><text:span text:style-name="Strong_20_Emphasis"><text:span text:style-name="T5">Sobre o Fórum Internacional Software Livre (fisl)</text:span></text:span></text:p>
      <text:p text:style-name="P4">O Fórum Internacional de Software Livre (fisl) acontece desde o ano 2000 - chegando em sua 13ª edição. É considerado o mais consolidado evento da área na América Latina e um dos maiores do mundo. Fundado nos ideais construídos inicialmente pelo físico e programador Richard Stallman e, posteriormente, pela comunidade de  hackers  e  desenvolvedores  do  sistema  operacional  GNU/Linux, o fisl surgiu de uma mobilização em prol da luta pela liberdade e autonomia tecnológica do país. O  evento  é  o momento  <text:soft-page-break/>de  encontro  físico  de  muitas  pessoas 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Text_20_body"><text:span text:style-name="Strong_20_Emphasis"><text:span text:style-name="T4">Porto Alegre, 28 de julho de 2012</text:span></text:span></text:p>
      <text:p text:style-name="P6"><text:span text:style-name="Strong_20_Emphasis"><text:span text:style-name="T6">Núcleo de Atendimento 13° Fórum Internacional de Software Livre<text:line-break/>Coordenação: Nicole Carvalho – </text:span></text:span><text:a xlink:type="simple" xlink:href="http://unica.relazione.com.br/tec-atualiza-estat-clique.php?rlzto=%25$$$%25bWFpbHRvOm5pY29sZUBlbmZhdG8uY29tLmJy&amp;idNewsletter=NDM5MA==&amp;idAssinante=NzEzMw==&amp;IdLink=NDgxMTU=&amp;idCliente=MTc4&amp;sobra=" office:target-frame-name="_blank" xlink:show="new"><text:span text:style-name="Strong_20_Emphasis"><text:span text:style-name="T6">nicole@enfato.com.br</text:span></text:span></text:a><text:span text:style-name="Strong_20_Emphasis"><text:span text:style-name="T6"> – 51 8118.1501<text:line-break/>Direção:Mariana Turkenicz– </text:span></text:span><text:a xlink:type="simple" xlink:href="http://unica.relazione.com.br/tec-atualiza-estat-clique.php?rlzto=%25$$$%25bWFpbHRvOm1hcmlhbmFAZW5mYXRvLmNvbS5icg==&amp;idNewsletter=NDM5MA==&amp;idAssinante=NzEzMw==&amp;IdLink=NDgxMTY=&amp;idCliente=MTc4&amp;sobra=" office:target-frame-name="_blank" xlink:show="new"><text:span text:style-name="Strong_20_Emphasis"><text:span text:style-name="T6">mariana@enfato.com.br</text:span></text:span></text:a><text:span text:style-name="Strong_20_Emphasis"><text:span text:style-name="T6"> – 51 8121.7062</text:span></text:span></text:p>
      <text:p text:style-name="P6"><text:span text:style-name="Strong_20_Emphasis"><text:span text:style-name="T6">Atendimento: Bruna Brinques – </text:span></text:span><text:a xlink:type="simple" xlink:href="mailto:bruna@enfato.com.br"><text:span text:style-name="Strong_20_Emphasis"><text:span text:style-name="T6">bruna@enfato.com.br</text:span></text:span></text:a><text:span text:style-name="Strong_20_Emphasis"><text:span text:style-name="T6"> <text:line-break/>Enfato Comunicação Empresarial<text:line-break/>51 30.261.261<text:line-break/></text:span></text:span><text:a xlink:type="simple" xlink:href="http://unica.relazione.com.br/tec-atualiza-estat-clique.php?rlzto=%25$$$%25aHR0cDovL3d3dy5lbmZhdG8uY29tLmJyLw==&amp;idNewsletter=NDM5MA==&amp;idAssinante=NzEzMw==&amp;IdLink=NDgxMTg=&amp;idCliente=MTc4&amp;sobra=" office:target-frame-name="_blank" xlink:show="new"><text:span text:style-name="Strong_20_Emphasis"><text:span text:style-name="T6">www.enfato.com.br</text:span></text:span></text:a></text:p>
      <text:p text:style-name="P7"><text:span text:style-name="Strong_20_Emphasis"><text:span text:style-name="T2"/></text:span></text:p>
      <text:p text:style-name="P7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8T14:05:42</meta:creation-date>
    <dc:date>2012-07-28T15:33:27</dc:date>
    <dc:creator>Fisl 13 </dc:creator>
    <meta:editing-duration>PT14M47S</meta:editing-duration>
    <meta:editing-cycles>5</meta:editing-cycles>
    <meta:generator>LibreOffice/3.5$Linux_x86 LibreOffice_project/350m1$Build-3</meta:generator>
    <meta:document-statistic meta:table-count="0" meta:image-count="0" meta:object-count="0" meta:page-count="2" meta:paragraph-count="11" meta:word-count="588" meta:character-count="3867" meta:non-whitespace-character-count="3266"/>
  </office:meta>
</office:document-meta>
</file>